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3650" calcext:value-type="float">
            <text:p>36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;[.K61])" office:value-type="float" office:value="104800" calcext:value-type="float">
            <text:p>104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;[.H86])+5000" office:value-type="float" office:value="91900" calcext:value-type="float">
            <text:p>919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12900" calcext:value-type="float">
            <text:p>12900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6100" calcext:value-type="float">
            <text:p>6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2100" calcext:value-type="float">
            <text:p>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E58];[.F58])" office:value-type="float" office:value="1460.2380952381" calcext:value-type="float">
            <text:p>1460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table:number-columns-repeated="3"/>
          <table:table-cell table:style-name="ce17" table:formula="of:=SUM([.A60:.F60])" office:value-type="float" office:value="12700" calcext:value-type="float">
            <text:p>12700</text:p>
          </table:table-cell>
          <table:table-cell table:style-name="ce23" table:formula="of:=SUM([.B85:.F85])" office:value-type="float" office:value="652.105263157895" calcext:value-type="float">
            <text:p>652.1052631579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C85:.F85])" office:value-type="float" office:value="310" calcext:value-type="float">
            <text:p>310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652.105263157895" calcext:value-type="float">
            <text:p>652.10526315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652.105263157895" calcext:value-type="float">
            <text:p>652.1052631579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85];[.E85])" office:value-type="float" office:value="310" calcext:value-type="float">
            <text:p>310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8" table:formula="of:=SUM([.B85:.F85])" office:value-type="float" office:value="652.105263157895" calcext:value-type="float">
            <text:p>652.105263157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3" office:value-type="string" calcext:value-type="string">
            <text:p>-Karen</text:p>
          </table:table-cell>
          <table:table-cell/>
          <table:table-cell table:formula="of:=SUM([.B85];[.C85];[.D85];[.E85];[.F85])" office:value-type="float" office:value="652.105263157895" calcext:value-type="float">
            <text:p>652.1052631579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:.F85])" office:value-type="float" office:value="652.105263157895" calcext:value-type="float">
            <text:p>652.1052631579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652.105263157895" calcext:value-type="float">
            <text:p>652.1052631579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652.105263157895" calcext:value-type="float">
            <text:p>652.1052631579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:.F85])" office:value-type="float" office:value="652.105263157895" calcext:value-type="float">
            <text:p>652.1052631579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];[.D85];[.E85])" office:value-type="float" office:value="342.105263157895" calcext:value-type="float">
            <text:p>342.1052631579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60]/19" office:value-type="float" office:value="342.105263157895" calcext:value-type="float">
            <text:p>342.1052631579</text:p>
          </table:table-cell>
          <table:table-cell table:style-name="ce17" table:formula="of:=[.C60]/20" office:value-type="float" office:value="310" calcext:value-type="float">
            <text:p>310</text:p>
          </table:table-cell>
          <table:table-cell table:style-name="ce17" table:formula="of:=[.D60]/21" office:value-type="float" office:value="0" calcext:value-type="float">
            <text:p>0</text:p>
          </table:table-cell>
          <table:table-cell table:style-name="ce17" table:formula="of:=[.E60]/20" office:value-type="float" office:value="0" calcext:value-type="float">
            <text:p>0</text:p>
          </table:table-cell>
          <table:table-cell table:style-name="ce17" table:formula="of:=[.F60]/20" office:value-type="float" office:value="0" calcext:value-type="float">
            <text:p>0</text:p>
          </table:table-cell>
          <table:table-cell/>
          <table:table-cell table:formula="of:=SUM([.F85])"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60:.H85])" office:value-type="float" office:value="12700" calcext:value-type="float">
            <text:p>127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0:20:14.237594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26T11:18:06.756212431</dc:date>
    <meta:editing-duration>P3DT21H53M</meta:editing-duration>
    <meta:editing-cycles>1683</meta:editing-cycles>
    <meta:generator>LibreOffice/4.2.8.2$Linux_X86_64 LibreOffice_project/420m0$Build-2</meta:generator>
    <meta:document-statistic meta:table-count="11" meta:cell-count="4013" meta:object-count="0"/>
  </office:meta>
</office:document-meta>
</file>